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Oh</text:h>
      <text:p text:style-name="First_20_paragraph">Maybe you need my <text:a xlink:type="simple" xlink:href="http://tinyslik.coding.me/resume" office:name=""><text:span text:style-name="Definition">Chinese resume</text:span></text:a> Graphics Developer ———————–</text:p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January</text:span><text:span text:style-name="T5"> </text:span><text:span text:style-name="T6">2014</text:span><text:span text:style-name="T7"> </text:span><text:span text:style-name="T8">-</text:span><text:span text:style-name="T9"> </text:span><text:span text:style-name="T10">July</text:span><text:span text:style-name="T11"> </text:span><text:span text:style-name="T12">2015</text:span></text:p>
      <text:p text:style-name="Text_20_body">In the company mainly engaged in cocos2d-x game production and maintenance work, the use of C + + reconstruction code, configure more functional modules, learning a lot of C + + basic syntax and table driver, plug-in architecture and other commonly used language design patterns. As a result of my work in biotechnology, this is a challenge. In this company I worked for a year, shelved some of the more simple children’s games, a large number of functional modules reuse and maintenance.</text:p>
      <text:p text:style-name="Text_20_body">These are languages, tools, and practices to which I have had exposure over the past 4 years or so. Those things which enjoy routine usage in my daily work are denoted with a <text:span text:style-name="T13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4">†</text:span></text:p>
        </text:list-item>
        <text:list-item>
          <text:p text:style-name="P2"><text:a xlink:type="simple" xlink:href="" office:name=""><text:span text:style-name="Definition">Lua</text:span></text:a><text:span text:style-name="T15">†</text:span></text:p>
        </text:list-item>
        <text:list-item>
          <text:p text:style-name="P2"><text:a xlink:type="simple" xlink:href="" office:name=""><text:span text:style-name="Definition">javaScript</text:span></text:a><text:span text:style-name="T16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7">†</text:span></text:p>
        </text:list-item>
        <text:list-item>
          <text:p text:style-name="P2"><text:a xlink:type="simple" xlink:href="" office:name=""><text:span text:style-name="Definition">xml</text:span></text:a><text:span text:style-name="T18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9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0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21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2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  <text:list-item>
          <text:h text:style-name="Heading_20_3" text:outline-level="3">Frameworks &amp; APIs</text:h>
        </text:list-item>
        <text:list-item>
          <text:p text:style-name="P3"><text:a xlink:type="simple" xlink:href="" office:name=""><text:span text:style-name="Definition">OpenGL （web,ES,glut,glew…）</text:span></text:a><text:span text:style-name="T23">†</text:span></text:p>
        </text:list-item>
        <text:list-item>
          <text:p text:style-name="P3"><text:a xlink:type="simple" xlink:href="" office:name=""><text:span text:style-name="Definition">Boost</text:span></text:a></text:p>
        </text:list-item>
        <text:list-item>
          <text:p text:style-name="P3"><text:a xlink:type="simple" xlink:href="" office:name=""><text:span text:style-name="Definition">Cocos2d-x</text:span></text:a><text:span text:style-name="T24">†</text:span></text:p>
        </text:list-item>
        <text:list-item>
          <text:p text:style-name="P3"><text:a xlink:type="simple" xlink:href="" office:name=""><text:span text:style-name="Definition">Uinity3d</text:span></text:a></text:p>
        </text:list-item>
        <text:list-item>
          <text:p text:style-name="P3"><text:a xlink:type="simple" xlink:href="" office:name=""><text:span text:style-name="Definition">hexo</text:span></text:a><text:span text:style-name="T25">†</text:span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26">†</text:span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27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28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29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30">†</text:span></text:p>
        </text:list-item>
        <text:list-item>
          <text:p text:style-name="P4"><text:a xlink:type="simple" xlink:href="" office:name=""><text:span text:style-name="Definition">source tree</text:span></text:a></text:p>
        </text:list-item>
        <text:list-item>
          <text:p text:style-name="P4"><text:a xlink:type="simple" xlink:href="" office:name=""><text:span text:style-name="Definition">VisualStudio</text:span></text:a><text:span text:style-name="T31">†</text:span></text:p>
        </text:list-item>
        <text:list-item>
          <text:p text:style-name="P4"><text:a xlink:type="simple" xlink:href="" office:name=""><text:span text:style-name="Definition">AndroidStudio</text:span></text:a></text:p>
        </text:list-item>
        <text:list-item>
          <text:p text:style-name="P4"><text:a xlink:type="simple" xlink:href="" office:name=""><text:span text:style-name="Definition">grub/grub2</text:span></text:a></text:p>
        </text:list-item>
        <text:list-item>
          <text:p text:style-name="P4"><text:a xlink:type="simple" xlink:href="" office:name=""><text:span text:style-name="Definition">doxygen</text:span></text:a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5">
        <text:list-item>
          <text:p text:style-name="P5">Being a dad and spending time with my family</text:p>
        </text:list-item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